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    <text:p text:style-name="MP41"/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<text:s/>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<text:s/>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0T08:41:05.392421404</dc:date>
    <meta:editing-duration>P3DT4H4M49S</meta:editing-duration>
    <meta:editing-cycles>553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70" meta:non-whitespace-character-count="2289"/>
  </office:meta>
</office:document-meta>
</file>